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15e93a"/>
    </style:style>
    <style:style style:name="P29" style:family="paragraph" style:parent-style-name="Footnote">
      <style:text-properties style:font-name="Liberation Sans1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Footnote">
      <style:text-properties officeooo:paragraph-rsid="0f140c00"/>
    </style:style>
    <style:style style:name="P64" style:family="paragraph" style:parent-style-name="Standard">
      <style:text-properties officeooo:paragraph-rsid="0f466349"/>
    </style:style>
    <style:style style:name="P65" style:family="paragraph" style:parent-style-name="Footnote">
      <style:text-properties officeooo:paragraph-rsid="0f12f362"/>
    </style:style>
    <style:style style:name="P66" style:family="paragraph" style:parent-style-name="Standard">
      <style:text-properties officeooo:paragraph-rsid="0f99f892"/>
    </style:style>
    <style:style style:name="P67" style:family="paragraph" style:parent-style-name="Standard">
      <style:text-properties officeooo:paragraph-rsid="0fb98046"/>
    </style:style>
    <style:style style:name="P68" style:family="paragraph" style:parent-style-name="Standard">
      <style:text-properties officeooo:paragraph-rsid="0fc931f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fb98046"/>
    </style:style>
    <style:style style:name="P73" style:family="paragraph" style:parent-style-name="Standard">
      <style:paragraph-properties fo:text-align="center" style:justify-single-word="false"/>
      <style:text-properties officeooo:paragraph-rsid="0e03342d"/>
    </style:style>
    <style:style style:name="P74" style:family="paragraph" style:parent-style-name="Standard">
      <style:paragraph-properties fo:text-align="center" style:justify-single-word="false"/>
      <style:text-properties officeooo:paragraph-rsid="0d8c21b9"/>
    </style:style>
    <style:style style:name="P75" style:family="paragraph" style:parent-style-name="Standard">
      <style:paragraph-properties fo:text-align="center" style:justify-single-word="false"/>
      <style:text-properties officeooo:paragraph-rsid="0fd58c4e"/>
    </style:style>
    <style:style style:name="P76" style:family="paragraph" style:parent-style-name="Standard">
      <style:paragraph-properties fo:text-align="center" style:justify-single-word="false"/>
      <style:text-properties officeooo:paragraph-rsid="0e0bda5c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text-align="center" style:justify-single-word="false"/>
      <style:text-properties officeooo:paragraph-rsid="0e82f1b0"/>
    </style:style>
    <style:style style:name="P80" style:family="paragraph" style:parent-style-name="Standard">
      <style:paragraph-properties fo:text-align="center" style:justify-single-word="false"/>
      <style:text-properties officeooo:paragraph-rsid="101431c5"/>
    </style:style>
    <style:style style:name="P81" style:family="paragraph" style:parent-style-name="Standard">
      <style:paragraph-properties fo:text-align="center" style:justify-single-word="false"/>
      <style:text-properties officeooo:paragraph-rsid="10178c94"/>
    </style:style>
    <style:style style:name="P82" style:family="paragraph" style:parent-style-name="Standard">
      <style:paragraph-properties fo:text-align="center" style:justify-single-word="false"/>
      <style:text-properties officeooo:paragraph-rsid="102c73f3"/>
    </style:style>
    <style:style style:name="P83" style:family="paragraph" style:parent-style-name="Standard">
      <style:text-properties officeooo:paragraph-rsid="0fcd2b2a"/>
    </style:style>
    <style:style style:name="P84" style:family="paragraph" style:parent-style-name="Standard">
      <style:text-properties officeooo:paragraph-rsid="0fad1a3f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100a8329"/>
    </style:style>
    <style:style style:name="P88" style:family="paragraph" style:parent-style-name="Standard">
      <style:text-properties officeooo:paragraph-rsid="101b90cf"/>
    </style:style>
    <style:style style:name="P89" style:family="paragraph" style:parent-style-name="Standard">
      <style:text-properties officeooo:paragraph-rsid="1020f7f1"/>
    </style:style>
    <style:style style:name="P90" style:family="paragraph" style:parent-style-name="Standard">
      <style:text-properties officeooo:rsid="0fde3dbd" officeooo:paragraph-rsid="102ebb87"/>
    </style:style>
    <style:style style:name="P91" style:family="paragraph" style:parent-style-name="Standard">
      <style:text-properties officeooo:paragraph-rsid="0f0649dd"/>
    </style:style>
    <style:style style:name="P92" style:family="paragraph" style:parent-style-name="Footnote">
      <style:text-properties officeooo:paragraph-rsid="104cbf60"/>
    </style:style>
    <style:style style:name="P93" style:family="paragraph" style:parent-style-name="Footnote">
      <style:text-properties officeooo:paragraph-rsid="104dd9dc"/>
    </style:style>
    <style:style style:name="P94" style:family="paragraph" style:parent-style-name="Footnote">
      <style:text-properties officeooo:paragraph-rsid="105c5e96"/>
    </style:style>
    <style:style style:name="P95" style:family="paragraph" style:parent-style-name="Standard">
      <style:text-properties officeooo:paragraph-rsid="105e3c68"/>
    </style:style>
    <style:style style:name="P96" style:family="paragraph" style:parent-style-name="Standard">
      <style:text-properties officeooo:paragraph-rsid="1097b912"/>
    </style:style>
    <style:style style:name="P97" style:family="paragraph" style:parent-style-name="Standard">
      <style:text-properties officeooo:paragraph-rsid="109940d7"/>
    </style:style>
    <style:style style:name="P98" style:family="paragraph" style:parent-style-name="Standard">
      <style:text-properties officeooo:paragraph-rsid="109a5ef3"/>
    </style:style>
    <style:style style:name="P99" style:family="paragraph" style:parent-style-name="Standard">
      <style:text-properties officeooo:paragraph-rsid="10a3f65d"/>
    </style:style>
    <style:style style:name="P100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1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7" style:family="paragraph" style:parent-style-name="Standard">
      <style:paragraph-properties fo:text-align="center" style:justify-single-word="false"/>
      <style:text-properties officeooo:paragraph-rsid="10a6ab30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7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92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style:font-size-asian="12pt" style:font-size-complex="12pt"/>
    </style:style>
    <style:style style:name="T23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7" style:family="text">
      <style:text-properties style:use-window-font-color="true" loext:opacity="0%" style:font-name="Liberation Sans1" officeooo:rsid="047da547"/>
    </style:style>
    <style:style style:name="T23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1" fo:font-size="12pt" style:font-size-asian="12pt" style:font-size-complex="12pt"/>
    </style:style>
    <style:style style:name="T271" style:family="text">
      <style:text-properties style:use-window-font-color="true" loext:opacity="0%" style:font-name="Liberation Sans1" officeooo:rsid="0efd8e5c"/>
    </style:style>
    <style:style style:name="T27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officeooo:rsid="0aace3cd"/>
    </style:style>
    <style:style style:name="T277" style:family="text">
      <style:text-properties fo:font-size="10pt" officeooo:rsid="04473353" style:font-size-asian="10pt" style:font-size-complex="10pt"/>
    </style:style>
    <style:style style:name="T27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2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3" style:family="text">
      <style:text-properties officeooo:rsid="0f0ca65a"/>
    </style:style>
    <style:style style:name="T284" style:family="text">
      <style:text-properties style:font-name="Liberation Mono" fo:font-size="11pt" officeooo:rsid="10048e31" style:font-size-asian="11pt" style:font-size-complex="11pt"/>
    </style:style>
    <style:style style:name="T285" style:family="text">
      <style:text-properties fo:font-weight="normal" style:font-weight-asian="normal" style:font-weight-complex="normal"/>
    </style:style>
    <style:style style:name="T286" style:family="text">
      <style:text-properties officeooo:rsid="0f95a7a0"/>
    </style:style>
    <style:style style:name="T287" style:family="text">
      <style:text-properties officeooo:rsid="0f8f58bd"/>
    </style:style>
    <style:style style:name="T288" style:family="text">
      <style:text-properties style:font-name="Ubuntu1" fo:font-size="10pt" officeooo:rsid="04473353" style:font-size-asian="10pt" style:font-size-complex="10pt"/>
    </style:style>
    <style:style style:name="T289" style:family="text">
      <style:text-properties officeooo:rsid="101b90cf"/>
    </style:style>
    <style:style style:name="T290" style:family="text">
      <style:text-properties officeooo:rsid="101e15d6"/>
    </style:style>
    <style:style style:name="T291" style:family="text">
      <style:text-properties officeooo:rsid="10048e31"/>
    </style:style>
    <style:style style:name="T292" style:family="text">
      <style:text-properties style:text-underline-style="none"/>
    </style:style>
    <style:style style:name="T293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2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T200">C</text:span><text:span text:style-name="T199">hecklist voor </text:span><text:span text:style-name="T201">de installatie</text:span><text:span text:style-name="T199"> van </text:span><text:span text:style-name="T199"><text:user-field-get text:name="Distro">Debian</text:user-field-get></text:span><text:span text:style-name="T202"><text:s/></text:span><text:span text:style-name="T202"><text:user-field-get text:name="Version">12</text:user-field-get></text:span><text:span text:style-name="T203"><text:note text:id="ftn1" text:note-class="footnote"><text:note-citation>1</text:note-citation><text:note-body><text:p text:style-name="P29"><text:span text:style-name="T301">D</text:span><text:span text:style-name="T302">eze </text:span><text:span text:style-name="Strong_20_Emphasis"><text:span text:style-name="T299"><text:user-field-get text:name="Distro">Debian</text:user-field-get></text:span></text:span><text:span text:style-name="T303"><text:s/></text:span><text:span text:style-name="T310"><text:user-field-get text:name="Version">12</text:user-field-get></text:span><text:span text:style-name="T310"><text:s/></text:span><text:span text:style-name="Strong_20_Emphasis"><text:span text:style-name="T300"><text:user-field-get text:name="Edition">Desktop</text:user-field-get></text:span></text:span><text:span text:style-name="T302"><text:s/>(codenaam </text:span><text:span text:style-name="T308">bookworm</text:span><text:span text:style-name="T302">) van </text:span><text:span text:style-name="T309">juni</text:span><text:span text:style-name="T304"> </text:span><text:span text:style-name="Strong_20_Emphasis"><text:span text:style-name="T311"><text:user-field-get text:name="Releaseyear">2023</text:user-field-get></text:span></text:span><text:span text:style-name="T305"><text:s/></text:span><text:span text:style-name="T301">is een zogenaamde </text:span><text:span text:style-name="T302">LTS-</text:span><text:span text:style-name="T301">versie</text:span><text:span text:style-name="T302"> </text:span><text:span text:style-name="T301">(</text:span><text:span text:style-name="T302">staat voor Long-Term Support, </text:span><text:span text:style-name="T306">langetermijnondersteuning</text:span><text:span text:style-name="T301">)</text:span><text:span text:style-name="T306"> </text:span><text:span text:style-name="T307">en</text:span><text:span text:style-name="T305"> </text:span><text:span text:style-name="T302">wordt gedurende 5 jaar ondersteund tot </text:span><text:span text:style-name="T309">juni</text:span><text:span text:style-name="T302"> 202</text:span><text:span text:style-name="T309">8</text:span><text:span text:style-name="T302">.</text:span></text:p></text:note-body></text:note></text:span><text:span text:style-name="T204"><text:s/></text:span><text:span text:style-name="T204"><text:user-field-get text:name="Edition">Desktop</text:user-field-get></text:span><text:span text:style-name="T205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83">ONDERSTREEPTE</text:span></text:span><text:span text:style-name="T1"> </text:span><text:span text:style-name="T14">woorden</text:span><text:span text:style-name="T13"> het</text:span><text:span text:style-name="Strong_20_Emphasis"><text:span text:style-name="T281"> </text:span></text:span><text:span text:style-name="Strong_20_Emphasis"><text:span text:style-name="T282">tekstvak</text:span></text:span><text:span text:style-name="T14"> </text:span><text:span text:style-name="T16">in,</text:span><text:span text:style-name="T14"> </text:span><text:span text:style-name="T237">zie </text:span><text:span text:style-name="T271">[</text:span><text:span text:style-name="T237">toelichting</text:span><text:span text:style-name="T271">]</text:span><text:span text:style-name="T14">:</text:span></text:p>
      <text:p text:style-name="P31"><text:span text:style-name="Definition"><text:span text:style-name="T19">GEBRUIKER</text:span></text:span><text:span text:style-name="T245"><text:tab/><text:tab/></text:span><text:span text:style-name="T270"> <text:tab/><text:tab/></text:span><text:span text:style-name="T246"><draw:control text:anchor-type="as-char" svg:y="-0.4cm" draw:z-index="16" draw:name="Gebruiker 1" draw:style-name="gr2" draw:text-style-name="P109" svg:width="6.4cm" svg:height="0.6cm" draw:control="control15"><svg:title>Gebruiker</svg:title><svg:desc>Volledige naam, bijv. Jan Stek</svg:desc></draw:control></text:span><text:span text:style-name="T246"><text:tab/> <text:s text:c="2"/></text:span><text:span text:style-name="T247">[</text:span><text:span text:style-name="T248">V</text:span><text:span text:style-name="T240">olledige naam, bijv. </text:span><text:span text:style-name="T242">J</text:span><text:span text:style-name="T267">a</text:span><text:span text:style-name="T242">n </text:span><text:span text:style-name="T267">Jansen</text:span><text:span text:style-name="T268">]</text:span></text:p>
      <text:p text:style-name="P95"><text:span text:style-name="Definition"><text:span text:style-name="T239">g</text:span></text:span><text:span text:style-name="Definition">ebruikersnaam</text:span><text:span text:style-name="Definition"><text:span text:style-name="T292"><text:tab/></text:span></text:span><text:span text:style-name="T238"><draw:control text:anchor-type="as-char" svg:y="-0.4cm" draw:z-index="17" draw:name="Gberuikersnaam 2" draw:style-name="gr2" draw:text-style-name="P109" svg:width="6.4cm" svg:height="0.6cm" draw:control="control16"><svg:title>Gebruikersnaam</svg:title><svg:desc>Korte naam, bijv. jan</svg:desc></draw:control></text:span><text:span text:style-name="T238"><text:tab/> <text:s text:c="2"/></text:span><text:span text:style-name="T6">[</text:span><text:span text:style-name="T7">K</text:span><text:span text:style-name="T5">orte naam, bijv. </text:span><text:span text:style-name="T224">j</text:span><text:span text:style-name="T225">a</text:span><text:span text:style-name="T224">n</text:span><text:span text:style-name="T226">]</text:span></text:p>
      <text:p text:style-name="P31"><text:span text:style-name="Definition">COMPUTERNAAM</text:span><text:span text:style-name="T269"><text:tab/><text:tab/></text:span><draw:control text:anchor-type="as-char" svg:y="-0.4cm" draw:z-index="18" draw:name="Computernaam 1" draw:style-name="gr2" draw:text-style-name="P109" svg:width="6.4cm" svg:height="0.6cm" draw:control="control17"><svg:title>Computernaam</svg:title><svg:desc>Unieke naam van de computer</svg:desc></draw:control><text:tab/> <text:s text:c="2"/><text:span text:style-name="T250">[</text:span><text:span text:style-name="T251">N</text:span><text:span text:style-name="T252">aam van de compute</text:span><text:span text:style-name="T253">r, </text:span><text:span text:style-name="T254">bijv. </text:span><text:span text:style-name="T255">pc02</text:span><text:span text:style-name="T250">]</text:span></text:p>
      <text:p text:style-name="P31"><text:span text:style-name="Definition"><text:span text:style-name="T256">GEBRUIKER</text:span></text:span><text:span text:style-name="Definition"><text:span text:style-name="T266"><text:tab/></text:span></text:span><text:span text:style-name="T249"><text:tab/></text:span><text:span text:style-name="T270"> <text:tab/><text:tab/></text:span><text:span text:style-name="T246"><draw:control text:anchor-type="as-char" svg:y="-0.4cm" draw:z-index="19" draw:name="Gebruiker 2" draw:style-name="gr2" draw:text-style-name="P110" svg:width="6.4cm" svg:height="0.6cm" draw:control="control18"><svg:title>Gebruiker</svg:title><svg:desc>Volledige naam, bijv. Jan Stek</svg:desc></draw:control></text:span><text:span text:style-name="T246"><text:tab/> <text:s text:c="2"/></text:span><text:span text:style-name="T247">[</text:span><text:span text:style-name="T248">V</text:span><text:span text:style-name="T240">olledige naam </text:span><text:span text:style-name="T243">evt. 2</text:span><text:span text:style-name="T272">e</text:span><text:span text:style-name="T241"> gebruiker</text:span><text:span text:style-name="T244">]</text:span></text:p>
      <text:p text:style-name="P95"><text:span text:style-name="Definition"><text:span text:style-name="T256">GEBRUIKERSN</text:span></text:span><text:span text:style-name="Definition"><text:span text:style-name="T257">aa</text:span></text:span><text:span text:style-name="Definition"><text:span text:style-name="T256">M</text:span></text:span><text:span text:style-name="Definition"><text:span text:style-name="T266"><text:tab/></text:span></text:span><text:span text:style-name="T238"><draw:control text:anchor-type="as-char" svg:y="-0.4cm" draw:z-index="20" draw:name="Gberuikersnaam 1" draw:style-name="gr2" draw:text-style-name="P109" svg:width="6.4cm" svg:height="0.6cm" draw:control="control19"><svg:title>Gebruikersnaam</svg:title><svg:desc>Korte naam, bijv. jan</svg:desc></draw:control></text:span><text:span text:style-name="T238"><text:tab/> <text:s text:c="2"/></text:span><text:span text:style-name="T259">[</text:span><text:span text:style-name="T260">K</text:span><text:span text:style-name="T258">orte naam</text:span><text:span text:style-name="T261"> </text:span><text:span text:style-name="T262">e</text:span><text:span text:style-name="T263">vt. 2</text:span><text:span text:style-name="T273">e</text:span><text:span text:style-name="T263"> </text:span><text:span text:style-name="T264">gebruiker</text:span><text:span text:style-name="T265">]</text:span></text:p>
      <text:p text:style-name="P31"><text:span text:style-name="T209">Vervang </text:span><text:span text:style-name="T214">de</text:span><text:span text:style-name="T209"> </text:span><text:span text:style-name="Definition"><text:span text:style-name="T20">ONDERSTREEPTE</text:span></text:span><text:span text:style-name="T209"> </text:span><text:span text:style-name="T210">woorden </text:span><text:span text:style-name="T209">in deze checklist door </text:span><text:span text:style-name="T214">d</text:span><text:span text:style-name="T216">i</text:span><text:span text:style-name="T214">e </text:span><text:span text:style-name="T215">in </text:span><text:span text:style-name="T216">het</text:span><text:span text:style-name="Strong_20_Emphasis"><text:span text:style-name="T52"> </text:span></text:span><text:span text:style-name="Strong_20_Emphasis"><text:span text:style-name="T85">tekstvak</text:span></text:span><text:span text:style-name="T209">.</text:span></text:p>
      <text:p text:style-name="P33"/>
      <text:p text:style-name="P33"/>
      <text:p text:style-name="P32"><text:span text:style-name="T221">Nog niet op Linux?</text:span><text:span text:style-name="T211"><text:tab/></text:span><text:span text:style-name="Strong_20_Emphasis"><text:span text:style-name="T93"><draw:control text:anchor-type="as-char" draw:z-index="21" draw:name="Vorm 3" draw:style-name="gr1" draw:text-style-name="P108" svg:width="0.35cm" svg:height="0.35cm" draw:control="control20"/></text:span></text:span><text:span text:style-name="T217"><text:tab/></text:span><text:span text:style-name="T218">G</text:span><text:span text:style-name="T208">ebruik </text:span><text:span text:style-name="Strong_20_Emphasis"><text:span text:style-name="T222">Checklist </text:span></text:span><text:span text:style-name="Strong_20_Emphasis"><text:span text:style-name="T223">overzetten</text:span></text:span><text:span text:style-name="T20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2"> onder </text:span><text:span text:style-name="T220">Linux</text:span><text:span text:style-name="T213">.</text:span></text:p>
      <text:p text:style-name="P24"><text:span text:style-name="T197">Nieuwe installatie?</text:span><text:span text:style-name="T193"><text:tab/></text:span><text:span text:style-name="Strong_20_Emphasis"><text:span text:style-name="T95"><draw:control text:anchor-type="as-char" draw:z-index="22" draw:name="Vorm 4" draw:style-name="gr1" draw:text-style-name="P108" svg:width="0.35cm" svg:height="0.35cm" draw:control="control21"/></text:span></text:span><text:span text:style-name="T196"><text:tab/></text:span><text:span text:style-name="T195">B</text:span><text:span text:style-name="T193">egin bij hoofdstuk </text:span><text:span text:style-name="T197"><text:bookmark-ref text:reference-format="page" text:ref-name="__RefNumPara__4009_1271708128">2</text:bookmark-ref></text:span><text:span text:style-name="T197"><text:s text:c="2"/></text:span><text:span text:style-name="T198"><text:bookmark-ref text:reference-format="text" text:ref-name="__RefNumPara__4009_1271708128">Installatie uitvoeren</text:bookmark-ref></text:span><text:span text:style-name="T194">.</text:span></text:p>
      <text:p text:style-name="P30"><text:span text:style-name="Strong_20_Emphasis"><text:span text:style-name="T219"/></text:span></text:p>
      <text:p text:style-name="P30"><text:span text:style-name="Strong_20_Emphasis"><text:span text:style-name="T219"/></text:span></text:p>
      <text:list text:style-name="L1">
        <text:list-item>
          <text:p text:style-name="P101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3"><draw:control text:anchor-type="as-char" draw:z-index="9" draw:name="Vorm 2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78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278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7"><text:span text:style-name="Strong_20_Emphasis"><text:span text:style-name="T139"><draw:control text:anchor-type="as-char" draw:z-index="23" draw:name="Vorm 5" draw:style-name="gr1" draw:text-style-name="P10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3" office:value-type="string">
            <text:p text:style-name="P98"><text:span text:style-name="Strong_20_Emphasis"><text:span text:style-name="T88">D</text:span></text:span><text:span text:style-name="Strong_20_Emphasis"><text:span text:style-name="T52">ruk op de </text:span></text:span><text:span text:style-name="Strong_20_Emphasis"><text:span text:style-name="T189">Super</text:span></text:span><text:span text:style-name="Strong_20_Emphasis"><text:span text:style-name="T52">-toets</text:span></text:span><text:span text:style-name="Strong_20_Emphasis"><text:span text:style-name="T52"><text:note text:id="ftn4" text:note-class="footnote"><text:note-citation>3</text:note-citation><text:note-body><text:p text:style-name="P26"><text:span text:style-name="T206">De </text:span><text:span text:style-name="T236">Super</text:span><text:span text:style-name="T206">-toets is de Windows-toets, Command-toets </text:span><text:span text:style-name="T207">(Apple)</text:span><text:span text:style-name="T206">, of Vergrootglas-toets </text:span><text:span text:style-name="T207">(Chromebook)</text:span><text:span text:style-name="T206">.</text:span></text:p></text:note-body></text:note></text:span></text:span><text:span text:style-name="Strong_20_Emphasis"><text:span text:style-name="T51">, </text:span></text:span><text:span text:style-name="Strong_20_Emphasis"><text:span text:style-name="T88">t</text:span></text:span><text:span text:style-name="Strong_20_Emphasis"><text:span text:style-name="T53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81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4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5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90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5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8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8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7"><text:span text:style-name="Strong_20_Emphasis"><text:span text:style-name="T13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107"><text:span text:style-name="Strong_20_Emphasis"><text:span text:style-name="T13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7"><text:span text:style-name="Strong_20_Emphasis"><text:span text:style-name="T87">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9">Super</text:span></text:span><text:span text:style-name="Strong_20_Emphasis"><text:span text:style-name="T57">-toets</text:span></text:span><text:span text:style-name="Strong_20_Emphasis"><text:span text:style-name="T192"><text:note-ref text:note-class="footnote" text:reference-format="text" text:ref-name="ftn4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53">yp </text:span></text:span><text:span text:style-name="Strong_20_Emphasis"><text:span text:style-name="T105">men</text:span></text:span><text:span text:style-name="Strong_20_Emphasis"><text:span text:style-name="T106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9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1" office:value-type="string">
            <text:p text:style-name="P67"><text:span text:style-name="Strong_20_Emphasis"><text:span text:style-name="T82">Selecteer</text:span></text:span><text:span text:style-name="Strong_20_Emphasis"><text:span text:style-name="T61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8">stallatie voorbereiden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2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3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7"><text:span text:style-name="T232">Start de computer op vanaf</text:span><text:span text:style-name="T232"><text:note text:id="ftn5" text:note-class="footnote"><text:note-citation>1</text:note-citation><text:note-body><text:p text:style-name="P94"><text:span text:style-name="T172">B</text:span><text:span text:style-name="T171">ootmenu/</text:span><text:span text:style-name="T172">S</text:span><text:span text:style-name="T171">etup</text:span><text:span text:style-name="T169"> via </text:span><text:span text:style-name="T167">é</text:span><text:span text:style-name="T168">é</text:span><text:span text:style-name="T172">n van de </text:span><text:span text:style-name="Definition"><text:span text:style-name="T170">Veelgebruikte toetsen: </text:span></text:span><text:span text:style-name="Definition"><text:span text:style-name="T173"><text:s/></text:span></text:span><text:span text:style-name="User_20_Entry"><text:span text:style-name="T191">Esc</text:span></text:span><text:span text:style-name="User_20_Entry"><text:span text:style-name="T176">,</text:span></text:span><text:span text:style-name="Definition"><text:span text:style-name="T173"> </text:span></text:span><text:span text:style-name="User_20_Entry"><text:span text:style-name="T191">Delete</text:span></text:span><text:span text:style-name="User_20_Entry"><text:span text:style-name="T177">,</text:span></text:span><text:span text:style-name="Definition"><text:span text:style-name="T173"> </text:span></text:span><text:span text:style-name="User_20_Entry"><text:span text:style-name="T191">F1</text:span></text:span><text:span text:style-name="User_20_Entry"><text:span text:style-name="T177">,</text:span></text:span><text:span text:style-name="Definition"><text:span text:style-name="T173"> </text:span></text:span><text:span text:style-name="User_20_Entry"><text:span text:style-name="T191">F2</text:span></text:span><text:span text:style-name="User_20_Entry"><text:span text:style-name="T177">,</text:span></text:span><text:span text:style-name="Definition"><text:span text:style-name="T173"> </text:span></text:span><text:span text:style-name="User_20_Entry"><text:span text:style-name="T191">F9</text:span></text:span><text:span text:style-name="User_20_Entry"><text:span text:style-name="T177">,</text:span></text:span><text:span text:style-name="Definition"><text:span text:style-name="T173"> </text:span></text:span><text:span text:style-name="User_20_Entry"><text:span text:style-name="T191">F10</text:span></text:span><text:span text:style-name="User_20_Entry"><text:span text:style-name="T177">,</text:span></text:span><text:span text:style-name="Definition"><text:span text:style-name="T173"> </text:span></text:span><text:span text:style-name="User_20_Entry"><text:span text:style-name="T191">F11</text:span></text:span><text:span text:style-name="User_20_Entry"><text:span text:style-name="T177">,</text:span></text:span><text:span text:style-name="Definition"><text:span text:style-name="T173"> </text:span></text:span><text:span text:style-name="Definition"><text:span text:style-name="T174">o</text:span></text:span><text:span text:style-name="Definition"><text:span text:style-name="T175">f</text:span></text:span><text:span text:style-name="Definition"><text:span text:style-name="T173"> </text:span></text:span><text:span text:style-name="User_20_Entry"><text:span text:style-name="T191">F12</text:span></text:span><text:span text:style-name="User_20_Entry"><text:span text:style-name="T177">.</text:span></text:span></text:p></text:note-body></text:note></text:span><text:span text:style-name="T232"> </text:span><text:span text:style-name="T233">een </text:span><text:span text:style-name="T229"><text:user-field-get text:name="Distro">Debian</text:user-field-get></text:span><text:span text:style-name="T230"><text:s/></text:span><text:span text:style-name="T230"><text:user-field-get text:name="Version">12</text:user-field-get></text:span><text:span text:style-name="T230"><text:s/></text:span><text:span text:style-name="Strong_20_Emphasis"><text:span text:style-name="T231"><text:user-field-get text:name="Edition">Desktop</text:user-field-get></text:span></text:span><text:span text:style-name="Strong_20_Emphasis"><text:span text:style-name="T231"><text:s/></text:span></text:span><text:span text:style-name="T234">Live</text:span><text:span text:style-name="T135"><text:note text:id="ftn6" text:note-class="footnote"><text:note-citation>2</text:note-citation><text:note-body><text:p text:style-name="P28"><text:span text:style-name="T274">Vanaf een </text:span><text:span text:style-name="T286">L</text:span><text:span text:style-name="T274">ive </text:span><text:span text:style-name="T287">USB</text:span><text:span text:style-name="T276">-stick</text:span><text:span text:style-name="T288"> </text:span><text:span text:style-name="T274">kunt u opstarten en </text:span><text:span text:style-name="T277">met </text:span><text:span text:style-name="Strong_20_Emphasis"><text:span text:style-name="T235"><text:user-field-get text:name="Distro">Debian</text:user-field-get></text:span></text:span><text:span text:style-name="Strong_20_Emphasis"><text:span text:style-name="T235"><text:s/></text:span></text:span><text:span text:style-name="T274">werken zonder enige bestanden op de harde schijf te wijzigen en maakt ook installatie van </text:span><text:span text:style-name="Strong_20_Emphasis"><text:span text:style-name="T235"><text:user-field-get text:name="Distro">Debian</text:user-field-get></text:span></text:span><text:span text:style-name="Strong_20_Emphasis"><text:span text:style-name="T235"><text:s/></text:span></text:span><text:span text:style-name="T274">mogelijk.</text:span></text:p></text:note-body></text:note></text:span><text:span text:style-name="T134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93"><text:span text:style-name="Strong_20_Emphasis"><text:span text:style-name="T155">Maak een opstartbare USB-stick</text:span></text:span><text:span text:style-name="Strong_20_Emphasis"><text:span text:style-name="T151">:<text:line-break/></text:span></text:span><text:span text:style-name="T15">D</text:span><text:span text:style-name="Strong_20_Emphasis"><text:span text:style-name="T142">ow</text:span></text:span><text:span text:style-name="Strong_20_Emphasis"><text:span text:style-name="T143">nload </text:span></text:span><text:span text:style-name="Strong_20_Emphasis"><text:span text:style-name="T140">e</text:span></text:span><text:span text:style-name="Strong_20_Emphasis"><text:span text:style-name="T144">e</text:span></text:span><text:span text:style-name="Strong_20_Emphasis"><text:span text:style-name="T145">n</text:span></text:span><text:span text:style-name="Strong_20_Emphasis"><text:span text:style-name="T166"> </text:span></text:span><text:span text:style-name="Strong_20_Emphasis"><text:span text:style-name="T187">CD</text:span></text:span><text:span text:style-name="Strong_20_Emphasis"><text:span text:style-name="T186">-beeldbestand</text:span></text:span><text:span text:style-name="Strong_20_Emphasis"><text:span text:style-name="T143"> </text:span></text:span><text:span text:style-name="Strong_20_Emphasis"><text:span text:style-name="T149">(.iso) </text:span></text:span><text:span text:style-name="Strong_20_Emphasis"><text:span text:style-name="T146">v</text:span></text:span><text:span text:style-name="Strong_20_Emphasis"><text:span text:style-name="T147">anaf</text:span></text:span><text:span text:style-name="Strong_20_Emphasis"><text:span text:style-name="T148"> </text:span></text:span><text:a xlink:type="simple" xlink:href="https://www.debian.org/" text:style-name="Internet_20_link" text:visited-style-name="Visited_20_Internet_20_Link"><text:span text:style-name="Strong_20_Emphasis"><text:span text:style-name="T279">debian.org</text:span></text:span></text:a><text:span text:style-name="Strong_20_Emphasis"><text:span text:style-name="T148">, </text:span></text:span><text:span text:style-name="Strong_20_Emphasis"><text:span text:style-name="T150">klik </text:span></text:span><text:span text:style-name="Strong_20_Emphasis"><text:span text:style-name="T153">op </text:span></text:span><text:span text:style-name="Strong_20_Emphasis"><text:span text:style-name="T158">Andere</text:span></text:span><text:span text:style-name="Strong_20_Emphasis"><text:span text:style-name="T157"> downloads</text:span></text:span><text:span text:style-name="Strong_20_Emphasis"><text:span text:style-name="T153"> (onder Download</text:span></text:span><text:span text:style-name="Strong_20_Emphasis"><text:span text:style-name="T154">en</text:span></text:span><text:span text:style-name="Strong_20_Emphasis"><text:span text:style-name="T153">) en vervolgens op </text:span></text:span><text:span text:style-name="Strong_20_Emphasis"><text:span text:style-name="T157">Live-Gnome</text:span></text:span><text:span text:style-name="Strong_20_Emphasis"><text:span text:style-name="T153"> (onder </text:span></text:span><text:span text:style-name="Strong_20_Emphasis"><text:span text:style-name="T153"><text:user-field-get text:name="Distro">Debian</text:user-field-get></text:span></text:span><text:span text:style-name="Strong_20_Emphasis"><text:span text:style-name="T153"><text:s/>Live </text:span></text:span><text:span text:style-name="Strong_20_Emphasis"><text:span text:style-name="T154">uitproberen voordat u installeert</text:span></text:span><text:span text:style-name="Strong_20_Emphasis"><text:span text:style-name="T153">).</text:span></text:span></text:p><text:p text:style-name="P92"><text:span text:style-name="Strong_20_Emphasis"><text:span text:style-name="T152"><text:tab/>De volgende stappen staan beschreven in </text:span></text:span><text:span text:style-name="Strong_20_Emphasis"><text:span text:style-name="T156">Linux informatie</text:span></text:span><text:span text:style-name="Strong_20_Emphasis"><text:span text:style-name="T152">, te vinden op </text:span>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52">, onder </text:span></text:span><text:span text:style-name="Strong_20_Emphasis"><text:span text:style-name="T156">Linux</text:span></text:span><text:span text:style-name="Strong_20_Emphasis"><text:span text:style-name="T152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6"><text:span text:style-name="Strong_20_Emphasis"><text:span text:style-name="T82">Selecteer</text:span></text:span><text:span text:style-name="Strong_20_Emphasis"><text:span text:style-name="T99"> </text:span></text:span><text:span text:style-name="Strong_20_Emphasis"><text:span text:style-name="T112">Live </text:span></text:span><text:span text:style-name="Strong_20_Emphasis"><text:span text:style-name="T113">system (amd64)</text:span></text:span><text:span text:style-name="Strong_20_Emphasis"><text:span text:style-name="T9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80"><text:span text:style-name="Strong_20_Emphasis"><text:span text:style-name="T93"><draw:control text:anchor-type="as-char" draw:z-index="13" draw:name="Vorm13_ 2" draw:style-name="gr1" draw:text-style-name="P108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5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3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6"><text:span text:style-name="Strong_20_Emphasis"><text:span text:style-name="T39">Start de installatie</text:span></text:span><text:span text:style-name="Strong_20_Emphasis"><text:span text:style-name="T100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107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10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7" office:value-type="string">
            <text:p text:style-name="P90"><text:span text:style-name="T291">Typ '</text:span><text:span text:style-name="T284">live</text:span><text:span text:style-name="T291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8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9" office:value-type="string">
            <text:p text:style-name="P44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0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3"><draw:control text:anchor-type="as-char" draw:z-index="8" draw:name="Vorm13_ 1" draw:style-name="gr1" draw:text-style-name="P108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85"><text:span text:style-name="Strong_20_Emphasis"><text:span text:style-name="T39">Bij </text:span></text:span><text:span text:style-name="Strong_20_Emphasis"><text:span text:style-name="T114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1" office:value-type="string">
            <text:p text:style-name="P88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14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1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93"><draw:control text:anchor-type="as-char" draw:z-index="14" draw:name="Vorm13_ 3" draw:style-name="gr1" draw:text-style-name="P108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75">Locatie</text:span>: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4" office:value-type="string">
            <text:p text:style-name="P21"><text:span text:style-name="T289">B</text:span>ij <text:span text:style-name="T275">Regio</text:span> <text:span text:style-name="T289">kies</text:span> <text:span text:style-name="T275">Europa</text:span>.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93"><draw:control text:anchor-type="as-char" draw:z-index="15" draw:name="Vorm13_ 4" draw:style-name="gr1" draw:text-style-name="P108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75">Toetsenbord</text:span>: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7" office:value-type="string">
            <text:p text:style-name="P22"><text:span text:style-name="T290">K</text:span>ies <text:span text:style-name="T275">English (US)</text:span> <text:span text:style-name="T312">en </text:span><text:span text:style-name="Strong_20_Emphasis"><text:span text:style-name="T312">English (US, intl., with dead keys)</text:span></text:span><text:span text:style-name="T312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3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84"><text:span text:style-name="Strong_20_Emphasis"><text:span text:style-name="T96">Bij </text:span></text:span><text:span text:style-name="Strong_20_Emphasis"><text:span text:style-name="T111">Gebruikers</text:span></text:span><text:span text:style-name="Strong_20_Emphasis"><text:span text:style-name="T96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1" office:value-type="string">
            <text:p text:style-name="P83"><text:span text:style-name="Strong_20_Emphasis"><text:span text:style-name="T98">V</text:span></text:span><text:span text:style-name="Strong_20_Emphasis"><text:span text:style-name="T96">ul in </text:span></text:span><text:span text:style-name="Strong_20_Emphasis"><text:span text:style-name="T115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5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16">Wat is de </text:span></text:span><text:span text:style-name="Strong_20_Emphasis"><text:span text:style-name="T115">naam van deze </text:span></text:span><text:span text:style-name="Strong_20_Emphasis"><text:span text:style-name="T116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83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1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8"><text:span text:style-name="Strong_20_Emphasis"><text:span text:style-name="T101"/></text:span></text:p>
      <text:list text:continue-numbering="true" text:style-name="L1">
        <text:list-item>
          <text:p text:style-name="P104"><text:span text:style-name="Strong_20_Emphasis"><text:span text:style-name="T128">Installatie </text:span></text:span><text:span text:style-name="Strong_20_Emphasis"><text:span text:style-name="T129">afronden</text:span></text:span></text:p>
        </text:list-item>
      </text:list>
      <text:p text:style-name="P49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93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5"><draw:control text:anchor-type="as-char" draw:z-index="11" draw:name="Vorm 1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5">Volg de aanwijzingen op de </text:span></text:span><text:span text:style-name="Strong_20_Emphasis"><text:span text:style-name="T29">welkomst</text:span></text:span><text:span text:style-name="Strong_20_Emphasis"><text:span text:style-name="T285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07"><text:span text:style-name="Strong_20_Emphasis"><text:span text:style-name="T139"><draw:control text:anchor-type="as-char" draw:z-index="26" draw:name="Vorm4" draw:style-name="gr1" draw:text-style-name="P108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90">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9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1</text:note-citation><text:note-body><text:p text:style-name="P27"><text:span text:style-name="T206">De </text:span><text:span text:style-name="T236">Super</text:span><text:span text:style-name="T206">-toets is de Windows-toets, Command-toets </text:span><text:span text:style-name="T207">(Apple)</text:span><text:span text:style-name="T206">, of Vergrootglas-toets </text:span><text:span text:style-name="T207">(Chromebook)</text:span><text:span text:style-name="T206">.</text:span></text:p></text:note-body></text:note></text:span></text:span><text:span text:style-name="Strong_20_Emphasis"><text:span text:style-name="T57">, </text:span></text:span><text:span text:style-name="Strong_20_Emphasis"><text:span text:style-name="T90">t</text:span></text:span><text:span text:style-name="Strong_20_Emphasis"><text:span text:style-name="T53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4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4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90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7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68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9" office:value-type="string">
            <text:p text:style-name="P68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6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107"><text:span text:style-name="Strong_20_Emphasis"><text:span text:style-name="T139"><draw:control text:anchor-type="as-char" draw:z-index="27" draw:name="Vorm 6" draw:style-name="gr1" draw:text-style-name="P108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96"><text:span text:style-name="Strong_20_Emphasis"><text:span text:style-name="T86">D</text:span></text:span><text:span text:style-name="Strong_20_Emphasis"><text:span text:style-name="T79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9">Super</text:span></text:span><text:span text:style-name="Strong_20_Emphasis"><text:span text:style-name="T57">-toets</text:span></text:span><text:span text:style-name="Strong_20_Emphasis"><text:span text:style-name="T192"><text:note-ref text:note-class="footnote" text:reference-format="text" text:ref-name="ftn9">1</text:note-ref></text:span></text:span><text:span text:style-name="Strong_20_Emphasis"><text:span text:style-name="T57">, </text:span></text:span><text:span text:style-name="Strong_20_Emphasis"><text:span text:style-name="T86">t</text:span></text:span><text:span text:style-name="Strong_20_Emphasis"><text:span text:style-name="T53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9"><text:span text:style-name="Strong_20_Emphasis"><text:span text:style-name="T82">Selecteer</text:span></text:span><text:span text:style-name="Strong_20_Emphasis"><text:span text:style-name="T64"> </text:span></text:span><text:span text:style-name="Strong_20_Emphasis"><text:span text:style-name="T124">3 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4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9"><text:span text:style-name="Strong_20_Emphasis"><text:span text:style-name="T45"><text:tab/></text:span></text:span></text:p>
      <text:p text:style-name="P50"><text:span text:style-name="Strong_20_Emphasis"><text:span text:style-name="T61"><text:tab/></text:span></text:span></text:p>
      <text:list text:continue-numbering="true" text:style-name="L1">
        <text:list-item>
          <text:p text:style-name="P103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3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78"><text:span text:style-name="Strong_20_Emphasis"><text:span text:style-name="T93"><draw:control text:anchor-type="as-char" draw:z-index="10" draw:name="Vorm36_ 1" draw:style-name="gr1" draw:text-style-name="P108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10" text:note-class="footnote"><text:note-citation>1</text:note-citation><text:note-body><text:p text:style-name="P61"><text:span text:style-name="User_20_Entry"><text:span text:style-name="T141">E</text:span></text:span><text:span text:style-name="User_20_Entry"><text:span text:style-name="T159">v</text:span></text:span><text:span text:style-name="User_20_Entry"><text:span text:style-name="T160">en</text:span></text:span><text:span text:style-name="User_20_Entry"><text:span text:style-name="T162">t</text:span></text:span><text:span text:style-name="User_20_Entry"><text:span text:style-name="T163">uele </text:span></text:span><text:span text:style-name="User_20_Entry"><text:span text:style-name="T164">extra </text:span></text:span><text:span text:style-name="Definition"><text:span text:style-name="T278">gebruiker</text:span></text:span><text:span text:style-name="User_20_Entry"><text:span text:style-name="T164">s aanmelden </text:span></text:span><text:span text:style-name="User_20_Entry"><text:span text:style-name="T165">en dezelfde stappen uitvoeren</text:span></text:span><text:span text:style-name="User_20_Entry"><text:span text:style-name="T16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8"><text:span text:style-name="Strong_20_Emphasis"><text:span text:style-name="T93"/></text:span></text:p>
          </table:table-cell>
          <table:table-cell table:style-name="Tabel2.A1" office:value-type="string">
            <text:p text:style-name="P78"><text:span text:style-name="Strong_20_Emphasis"><text:span text:style-name="T93"><draw:control text:anchor-type="as-char" draw:z-index="12" draw:name="Vorm36_ 4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107"><text:span text:style-name="Strong_20_Emphasis"><text:span text:style-name="T139"><draw:control text:anchor-type="as-char" draw:z-index="28" draw:name="Vorm 9" draw:style-name="gr1" draw:text-style-name="P108" svg:width="0.35cm" svg:height="0.35cm" draw:control="control27"/></text:span></text:span></text:p>
          </table:table-cell>
          <table:table-cell table:style-name="Tabel2.A1" office:value-type="string">
            <text:p text:style-name="P107"><text:span text:style-name="Strong_20_Emphasis"><text:span text:style-name="T139"><draw:control text:anchor-type="as-char" draw:z-index="29" draw:name="Vorm 10" draw:style-name="gr1" draw:text-style-name="P108" svg:width="0.35cm" svg:height="0.35cm" draw:control="control28"/></text:span></text:span></text:p>
          </table:table-cell>
          <table:table-cell table:style-name="Tabel2.D5" office:value-type="string">
            <text:p text:style-name="P47"><text:span text:style-name="Strong_20_Emphasis"><text:span text:style-name="T89">Dr</text:span></text:span><text:span text:style-name="Strong_20_Emphasis"><text:span text:style-name="T79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89">Super</text:span></text:span><text:span text:style-name="Strong_20_Emphasis"><text:span text:style-name="T57">-toets</text:span></text:span><text:span text:style-name="Strong_20_Emphasis"><text:span text:style-name="T52"><text:note text:id="ftn11" text:note-class="footnote"><text:note-citation>2</text:note-citation><text:note-body><text:p text:style-name="P27"><text:span text:style-name="T206">De </text:span><text:span text:style-name="T236">Super</text:span><text:span text:style-name="T206">-toets is de Windows-toets, Command-toets </text:span><text:span text:style-name="T207">(Apple)</text:span><text:span text:style-name="T206">, of Vergrootglas-toets </text:span><text:span text:style-name="T207">(Chromebook)</text:span><text:span text:style-name="T206">.</text:span></text:p></text:note-body></text:note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53">yp </text:span></text:span><text:span text:style-name="Strong_20_Emphasis"><text:span text:style-name="T109">men</text:span></text:span><text:span text:style-name="Strong_20_Emphasis"><text:span text:style-name="T106">u</text:span></text:span><text:span text:style-name="Strong_20_Emphasis"><text:span text:style-name="T80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6"><text:span text:style-name="Strong_20_Emphasis"><text:span text:style-name="T82">Selecteer</text:span></text:span><text:span text:style-name="Strong_20_Emphasis"><text:span text:style-name="T64"> </text:span></text:span><text:span text:style-name="Strong_20_Emphasis"><text:span text:style-name="T124">4 <text:s/></text:span></text:span><text:span text:style-name="Strong_20_Emphasis"><text:span text:style-name="T110">Gebruiker inrichten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6"><text:span text:style-name="T130">E</text:span><text:span text:style-name="T131">inde c</text:span><text:span text:style-name="T132">hecklist, </text:span><text:span text:style-name="T133">d</text:span><text:span text:style-name="T132">e</text:span><text:span text:style-name="T227"> installatie van </text:span><text:span text:style-name="T227"><text:user-field-get text:name="Distro">Debian</text:user-field-get></text:span><text:span text:style-name="T230"><text:s/></text:span><text:span text:style-name="T230"><text:user-field-get text:name="Version">12</text:user-field-get></text:span><text:span text:style-name="Strong_20_Emphasis"><text:span text:style-name="T228"><text:s/></text:span></text:span><text:span text:style-name="Strong_20_Emphasis"><text:span text:style-name="T231"><text:user-field-get text:name="Edition">Desktop</text:user-field-get></text:span></text:span><text:span text:style-name="Strong_20_Emphasis"><text:span text:style-name="T231"><text:s/></text:span></text:span><text:span text:style-name="T227">is voltooid.</text:span></text:p>
      <text:p text:style-name="P39"/>
      <text:list text:style-name="L2">
        <text:list-header>
          <text:p text:style-name="P105"><text:span text:style-name="Emphasis"><text:span text:style-name="T29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6">.</text:span></text:span></text:p>
          <text:p text:style-name="P106"><text:span text:style-name="Emphasis"><text:span text:style-name="T296">C</text:span></text:span><text:span text:style-name="Emphasis"><text:span text:style-name="T297">C0</text:span></text:span><text:span text:style-name="Emphasis"><text:span text:style-name="T296"> 1.0 </text:span></text:span><text:span text:style-name="Emphasis"><text:span text:style-name="T298">Universeel</text:span></text:span><text:span text:style-name="Emphasis"><text:span text:style-name="T296"> </text:span></text:span><text:span text:style-name="Emphasis"><text:span text:style-name="T29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3"><text:s/></text:span></text:span><text:span text:style-name="Emphasis"><text:span text:style-name="T29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6T11:19:01.318710311">16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19:01.194694351</dc:date>
    <meta:keyword>Installatie</meta:keyword>
    <meta:keyword>Checklist</meta:keyword>
    <meta:keyword>Linux</meta:keyword>
    <meta:editing-cycles>6968</meta:editing-cycles>
    <meta:editing-duration>P12DT12H55M27S</meta:editing-duration>
    <dc:creator>Karel Zimmer</dc:creator>
    <meta:document-statistic meta:table-count="4" meta:image-count="2" meta:object-count="0" meta:page-count="4" meta:paragraph-count="96" meta:word-count="550" meta:character-count="3830" meta:non-whitespace-character-count="3310"/>
    <meta:user-defined meta:name="Info 1"/>
    <meta:user-defined meta:name="Info 2"/>
    <meta:user-defined meta:name="Info 3"/>
    <meta:user-defined meta:name="Info 4"/>
  </office:meta>
</office:document-meta>
</file>